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0.00pt" fo:text-indent="35.45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office:automatic-styles>
  <office:body>
    <office:text>
      <text:p text:style-name="P1"><text:span text:style-name="T1">BUEC 333, Summer 2016: Syllabus</text:span></text:p>
      <text:p text:style-name="P1"><text:span text:style-name="T2"/></text:p>
      <text:p text:style-name="P1"><text:span text:style-name="T3">Course: <text:tab/>Statistical Analysis of Economic Data</text:span></text:p>
      <text:p text:style-name="P1"><text:span text:style-name="T4"/></text:p>
      <text:p text:style-name="P1"><text:span text:style-name="T5">Instructor: <text:tab/>Chris Muris</text:span></text:p>
      <text:p text:style-name="P1"><text:span text:style-name="T5"><text:tab/>Office:<text:tab/><text:tab/>WMC 3639</text:span></text:p>
      <text:p text:style-name="P1"><text:span text:style-name="T5"><text:tab/>Email:<text:tab/><text:tab/>Do not email me. Come and talk to me in person.</text:span></text:p>
      <text:p text:style-name="P2"><text:span text:style-name="T5">Office hours: <text:tab/>Thursday, 10:00-12:00</text:span></text:p>
      <text:p text:style-name="P3"><text:span text:style-name="T6"/></text:p>
      <text:p text:style-name="P3"><text:span text:style-name="T6"/></text:p>
      <text:p text:style-name="P3"><text:span text:style-name="T7">This document</text:span></text:p>
      <text:p text:style-name="P3"><text:span text:style-name="T8">This document outlines some basic organization features about this course. You are expected to regularly check the course website (</text:span><text:a xlink:href="http://chrismuris.github.io/buec333/"><text:span text:style-name="T9">http://chrismuris.github.io/buec333/</text:span></text:a><text:span text:style-name="T10">) for updated information about the course.</text:span></text:p>
      <text:p text:style-name="P3"><text:span text:style-name="T11"/></text:p>
      <text:p text:style-name="P3"><text:span text:style-name="T12">What to expect in this course</text:span></text:p>
      <text:p text:style-name="P3"><text:span text:style-name="T13">This course will introduce you to the statistical analysis of economic data: econometrics. We will focus on linear regression, which is by far the most common method for analyzing the relationship between two or more variables. The main things you will learn in this class are how to apply regression methods to economic data and how to interpret the results of econometric analysis. You will also get some experience using statistical software (R), and establish a foundation for further econometric study. Assignments, readings, etc. will be posted on the course website.</text:span></text:p>
      <text:p text:style-name="P3"><text:span text:style-name="T14"/></text:p>
      <text:p text:style-name="P3"><text:span text:style-name="T15">Readings</text:span></text:p>
      <text:p text:style-name="P3"><text:span text:style-name="T16">The text for the course is Stock and Watson, “Introductory econometrics” (3</text:span><text:span text:style-name="T17">rd</text:span><text:span text:style-name="T18"><text:s/>edition, Updated, 2015). A schedule for the lectures and readings is available from the website. You arere expected to do the self-study readings before the lecture in that week.</text:span></text:p>
      <text:p text:style-name="P3"><text:span text:style-name="T19"/></text:p>
      <text:p text:style-name="P3"><text:span text:style-name="T20">Labs</text:span></text:p>
      <text:p text:style-name="P3"><text:span text:style-name="T21">In all weeks following the online posting of the first assignment, there will be a TA in the lab each week. Location: see course website. Outside these hours, you can use the public computer lab in WMC 2502.</text:span></text:p>
      <text:p text:style-name="P3"><text:span text:style-name="T22"/></text:p>
      <text:p text:style-name="P3"><text:span text:style-name="T23">Tutorials</text:span></text:p>
      <text:p text:style-name="P3"><text:span text:style-name="T24">You are expected to have tried to complete the problem sets before going to the tutorials. The tutorials are there for you to ask questions about parts of the problem sets that you found difficult to solve on your own, or to have a TA check your solutions. The job of the TA is to answer individual questions from you, and to check your solutions. Your TAs is<text:s/></text:span><text:span text:style-name="T25">not</text:span><text:span text:style-name="T26"><text:s/>going to<text:s/></text:span><text:span text:style-name="T27">review the course material</text:span><text:span text:style-name="T28">, or<text:s/></text:span><text:span text:style-name="T29">solve the problem sets</text:span><text:span text:style-name="T30">.</text:span></text:p>
      <text:p text:style-name="P3"><text:span text:style-name="T31"/></text:p>
      <text:p text:style-name="P3"><text:span text:style-name="T32">No tutorials during weeks with tests.</text:span></text:p>
      <text:p text:style-name="P3"><text:span text:style-name="T33"/></text:p>
      <text:p text:style-name="P3"><text:span text:style-name="T34">Tests</text:span></text:p>
      <text:p text:style-name="P3"><text:span text:style-name="T35">The two tests are closed-book (no book, notes, or graphical calculators are allowed). Although each tests emphasis the material in the weeks since the last test, they are cumulative. On top of<text:s/></text:span><text:span text:style-name="T36">all</text:span><text:span text:style-name="T37"><text:s/>the readings, the material includes anything that I have discussed during the lectures, and anything you needed to complete the problem sets.</text:span></text:p>
      <text:p text:style-name="P3"><text:span text:style-name="T38"/></text:p>
      <text:p text:style-name="P3"><text:span text:style-name="T39">Hand-in assignments</text:span></text:p>
      <text:p text:style-name="P3"><text:span text:style-name="T40">There will be two graded assignments consisting of both exam-type questions and computer exercises. The assignments will be posted on the course website. You are expected to work independently on the assignments. Cheating of any kind will result in a failing grade in the course.</text:span></text:p>
      <text:p text:style-name="P3"><text:span text:style-name="T41"/></text:p>
      <text:p text:style-name="P3"><text:span text:style-name="T42">Rules for missing the deadlines are as follows:</text:span></text:p>
      <text:list text:style-name="L4">
        <text:list-item>
          <text:p text:style-name="P4"><text:span text:style-name="T42">Hand it in the same day, but after the time of the deadline: -10% of total number of points</text:span></text:p>
        </text:list-item>
        <text:list-item>
          <text:p text:style-name="P4"><text:span text:style-name="T42">Hand it in one day later: -20% of total number of points</text:span></text:p>
        </text:list-item>
        <text:list-item>
          <text:p text:style-name="P4"><text:span text:style-name="T42">Hand it in two days later: -30% of total number of points</text:span></text:p>
        </text:list-item>
        <text:list-item>
          <text:p text:style-name="P4"><text:span text:style-name="T42">…</text:span></text:p>
        </text:list-item>
      </text:list>
      <text:p text:style-name="P5"><text:span text:style-name="T43"/></text:p>
      <text:p text:style-name="P5"><text:span text:style-name="T44">Collaboration and Copying</text:span></text:p>
      <text:p text:style-name="P5"><text:span text:style-name="T45">Although students are encouraged to work together on the understanding and conceptualization of the material (this is, in fact, one of the best ways to learn), direct copying of another student's work is not allowed. If you hand in work that you did not do yourself, I will seek the maximum penalty. At a minimum, I will assign you an<text:s/></text:span><text:span text:style-name="T46">F for this course</text:span><text:span text:style-name="T47">. It is fine to use published resources, such as books, journals and the Internet<text:s/></text:span><text:span text:style-name="T48">provided that you supply a reference</text:span><text:span text:style-name="T49">.</text:span></text:p>
      <text:p text:style-name="P5"><text:span text:style-name="T50"/></text:p>
      <text:p text:style-name="P5"><text:span text:style-name="T51">Grading</text:span></text:p>
      <text:p text:style-name="P5"><text:span text:style-name="T52">Your grade in this class will be based on hand-in assignments (2x20=40%, dates: see website), and two tests (2x30%=60%, dates: see website).</text:span></text:p>
      <text:p text:style-name="P5"><text:span text:style-name="T53"/></text:p>
      <text:p text:style-name="P5"><text:span text:style-name="T54">Regrading</text:span></text:p>
      <text:p text:style-name="P5"><text:span text:style-name="T55">If you feel that an assignment, the midterm, or the final was graded with error, or unfairly graded, you can submit a request for a regrading. No additional points will be awarded without such a request. Note that a regrading can result in a<text:s/></text:span><text:span text:style-name="T56">lower grade</text:span><text:span text:style-name="T57">, as I will typically regrade all questions.</text:span></text:p>
      <text:p text:style-name="P5"><text:span text:style-name="T58"/></text:p>
      <text:p text:style-name="P5"><text:span text:style-name="T59">A form for requesting a regrade can be found on the website. You must hand in the regrade request<text:s/></text:span><text:span text:style-name="T60">within one week</text:span><text:span text:style-name="T61"><text:s/>of the test. You must hand it to me in person, or place it in my mailbox.</text:span></text:p>
      <text:p text:style-name="P5"><text:span text:style-name="T62"/></text:p>
      <text:p text:style-name="P5"><text:span text:style-name="T63">Illness during midterms, exams, and on assignment deadline dates:</text:span></text:p>
      <text:p text:style-name="P5"><text:span text:style-name="T64">It can happen that you are ill and feel that you cannot write your midterm, your exam, or hand in your assignment. SFU policy states that I have full discretion about accepting your doctor’s note or not and that I am the only person who can exempt you from writing the exam.</text:span></text:p>
      <text:p text:style-name="P5"><text:span text:style-name="T65"/></text:p>
      <text:p text:style-name="P5"><text:span text:style-name="T66">Therefore, you should know which rules I will enforce. As a<text:s/></text:span><text:span text:style-name="T67">default</text:span><text:span text:style-name="T68">, I will award you<text:s/></text:span><text:span text:style-name="T69">0 points</text:span><text:span text:style-name="T70">.<text:s text:c="2"/>However, I will consider giving a retake or a deadline extension if:</text:span></text:p>
      <text:list text:style-name="L6">
        <text:list-item>
          <text:p text:style-name="P6"><text:span text:style-name="T70">General info:<text:s/></text:span><text:a xlink:href="http://students.sfu.ca/health/healthclinics/sicknotes.html"><text:span text:style-name="T71">http://students.sfu.ca/health/healthclinics/sicknotes.html</text:span></text:a><text:span text:style-name="T72"/></text:p>
        </text:list-item>
        <text:list-item>
          <text:p text:style-name="P6"><text:span text:style-name="T73">You submit this form:<text:s/></text:span><text:a xlink:href="https://www.sfu.ca/content/dam/sfu/students/pdf/healthcare-statement-general.pdf"><text:span text:style-name="T74">https://www.sfu.ca/content/dam/sfu/students/pdf/healthcare-statement-general.pdf</text:span></text:a><text:span text:style-name="T75"/></text:p>
        </text:list-item>
        <text:list-item>
          <text:p text:style-name="P6"><text:span text:style-name="T76">You signed it, so that I am allowed to contact your health care provider (I will!)</text:span></text:p>
        </text:list-item>
        <text:list-item>
          <text:p text:style-name="P6"><text:span text:style-name="T76">The doctor saw you on or before the date of the exam</text:span></text:p>
        </text:list-item>
        <text:list-item>
          <text:p text:style-name="P6"><text:span text:style-name="T76">You submit the form before the end of the day after the exam</text:span></text:p>
        </text:list-item>
        <text:list-item>
          <text:p text:style-name="P6"><text:span text:style-name="T76">You submit it in person (to Econ secretary if I am not available) or electronically</text:span></text:p>
        </text:list-item>
      </text:list>
      <text:p text:style-name="P7"><text:span text:style-name="T77"/></text:p>
      <text:p text:style-name="P7"><text:span text:style-name="T78">If you are awarded a retake, it will be an oral exam on the Monday following the test.</text:span></text:p>
      <text:p text:style-name="P7"><text:span text:style-name="T79"/></text:p>
      <text:p text:style-name="P7"><text:span text:style-name="T80">Schedule</text:span></text:p>
      <text:p text:style-name="P7"><text:span text:style-name="T81">See the course webpage for an up-to-date version of the schedu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